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✦ Capítulo: Conciencia cuántica — La fase que se mira a sí misma</text:h>
      <text:h text:style-name="Heading_20_3" text:outline-level="3">1. La conciencia no como sustancia, sino como configuración</text:h>
      <text:p text:style-name="Text_20_body">En el modelo SQE, la conciencia <text:span text:style-name="Strong_20_Emphasis">no es una propiedad material</text:span> ni un campo separado, sino una <text:span text:style-name="Strong_20_Emphasis">configuración específica de coherencia interna</text:span> en la red de fase φ.<text:line-break/>A diferencia de enfoques clásicos o dualistas, aquí la conciencia se entiende como:</text:p>
      <text:p text:style-name="Quotations">Una <text:span text:style-name="Strong_20_Emphasis">estructura auto-referencial</text:span> de reorganización cuántica sostenida que es <text:span text:style-name="Strong_20_Emphasis">capaz de modular su propia fase interna</text:span> frente a estímulos externos.</text:p>
      <text:p text:style-name="Horizontal_20_Line"/>
      <text:h text:style-name="Heading_20_3" text:outline-level="3">2. ¿Qué hace que una red φ "sienta"?</text:h>
      <text:p text:style-name="Text_20_body">Para que un sistema cuántico relacional alcance lo que llamamos conciencia, deben cumplirse tres condiciones emergentes:</text:p>
      <text:list xml:id="list8200738526847021906" text:style-name="L1">
        <text:list-item>
          <text:p text:style-name="P1"><text:span text:style-name="Strong_20_Emphasis">Coherencia dinámica local</text:span>: la red mantiene su fase interna pese a perturbaciones (estabilidad cuántica).</text:p>
        </text:list-item>
        <text:list-item>
          <text:p text:style-name="P1"><text:span text:style-name="Strong_20_Emphasis">Capacidad de retroacoplamiento</text:span>: su propia actividad modifica su patrón de reorganización (autoafectación).</text:p>
        </text:list-item>
        <text:list-item>
          <text:p text:style-name="P1"><text:span text:style-name="Strong_20_Emphasis">Interfaz informacional con el entorno</text:span>: existe una modulación relacional que permite registrar, integrar y anticipar.</text:p>
        </text:list-item>
      </text:list>
      <text:p text:style-name="Text_20_body">Estas condiciones no ocurren en partículas sueltas, pero sí en <text:span text:style-name="Strong_20_Emphasis">sistemas neuronales complejos, acoplados y rítmicos</text:span>, como el cerebro.</text:p>
      <text:p text:style-name="Horizontal_20_Line"/>
      <text:h text:style-name="Heading_20_3" text:outline-level="3">3. Ritmo, sincronización y fase consciente</text:h>
      <text:p text:style-name="Text_20_body">Desde SQE, <text:span text:style-name="Strong_20_Emphasis">el "estado consciente"</text:span> se asocia a un patrón resonante de reorganización de fase que ocurre en sistemas con:</text:p>
      <text:list xml:id="list1137864434249748370" text:style-name="L2">
        <text:list-item>
          <text:p text:style-name="P2">Alto grado de sincronización interna,</text:p>
        </text:list-item>
        <text:list-item>
          <text:p text:style-name="P2">Variabilidad estructurada (no rigidez ni ruido),</text:p>
        </text:list-item>
        <text:list-item>
          <text:p text:style-name="P2">Capacidad de sostener <text:span text:style-name="Strong_20_Emphasis">una red de φ coherente en múltiples escalas</text:span> (local y global).</text:p>
        </text:list-item>
      </text:list>
      <text:p text:style-name="Text_20_body">Esto puede modelarse como una <text:span text:style-name="Strong_20_Emphasis">estructura φ autoorganizada</text:span> que se reconfigura en tiempo real y que <text:span text:style-name="Strong_20_Emphasis">integra información</text:span> como diferencias de fase.</text:p>
      <text:p text:style-name="Horizontal_20_Line"/>
      <text:h text:style-name="Heading_20_3" text:outline-level="3">4. La conciencia como un “colapso interno relacional”</text:h>
      <text:p text:style-name="Text_20_body">En la interpretación SQE:</text:p>
      <text:list xml:id="list1294194173377378132" text:style-name="L3">
        <text:list-item>
          <text:p text:style-name="P3">La conciencia no observa el mundo “desde afuera”,</text:p>
        </text:list-item>
        <text:list-item>
          <text:p text:style-name="P3">Sino que <text:span text:style-name="Strong_20_Emphasis">colapsa configuraciones internas</text:span> al reorganizar su red de coherencia.</text:p>
        </text:list-item>
      </text:list>
      <text:p text:style-name="Text_20_body">Esto puede parecer similar a la interpretación de la conciencia como colapsadora de funciones de <text:soft-page-break/>onda, pero en SQE:</text:p>
      <text:p text:style-name="Quotations"><text:span text:style-name="Strong_20_Emphasis">No hay colapso clásico</text:span>, sino <text:span text:style-name="Strong_20_Emphasis">reorganización relacional interna</text:span> que modula el acceso a ciertas configuraciones estables.</text:p>
      <text:p text:style-name="Text_20_body">Así, la conciencia no “ve” el universo, sino que <text:span text:style-name="Strong_20_Emphasis">se reconfigura activamente dentro de él</text:span>, en función de cómo se acopla a la red φ circundante.</text:p>
      <text:p text:style-name="Horizontal_20_Line"/>
      <text:h text:style-name="Heading_20_3" text:outline-level="3">5. Información no como cosa, sino como resonancia activa</text:h>
      <text:p text:style-name="Text_20_body">La conciencia emerge donde hay <text:span text:style-name="Strong_20_Emphasis">información activa</text:span>, entendida no como bits ni símbolos, sino como:</text:p>
      <text:list xml:id="list3930678324107118319" text:style-name="L4">
        <text:list-item>
          <text:p text:style-name="P4">Diferencias sostenidas de reorganización de fase,</text:p>
        </text:list-item>
        <text:list-item>
          <text:p text:style-name="P4">Que afectan la evolución interna de un sistema coherente,</text:p>
        </text:list-item>
        <text:list-item>
          <text:p text:style-name="P4">Y que pueden ser retroalimentadas en nuevos ciclos.</text:p>
        </text:list-item>
      </text:list>
      <text:p text:style-name="Text_20_body">Esto da lugar a memoria, anticipación, percepción, lenguaje y pensamiento como <text:span text:style-name="Strong_20_Emphasis">formas emergentes de autoestructura relacional</text:span>.</text:p>
      <text:p text:style-name="Horizontal_20_Line"/>
      <text:h text:style-name="Heading_20_3" text:outline-level="3">Conclusión</text:h>
      <text:p text:style-name="Text_20_body">En el modelo SQE:</text:p>
      <text:list xml:id="list5338164002678141316" text:style-name="L5">
        <text:list-item>
          <text:p text:style-name="P5">La conciencia no es algo “añadido” a la materia.</text:p>
        </text:list-item>
        <text:list-item>
          <text:p text:style-name="P5">Es una <text:span text:style-name="Strong_20_Emphasis">fase especial de la red cuántica relacional</text:span>, donde la coherencia alcanza niveles de autoafectación sostenida.</text:p>
        </text:list-item>
        <text:list-item>
          <text:p text:style-name="P5">Lo que llamamos “yo” es una <text:span text:style-name="Strong_20_Emphasis">estructura temporal resonante</text:span>, que se mantiene en equilibrio precario entre lo interno y lo externo.</text:p>
        </text:list-item>
        <text:list-item>
          <text:p text:style-name="P5">No colapsamos el mundo: <text:span text:style-name="Strong_20_Emphasis">nos reorganizamos en él</text:span>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fuan </meta:initial-creator>
    <meta:creation-date>2025-05-01T20:07:37.59</meta:creation-date>
    <meta:document-statistic meta:table-count="0" meta:image-count="0" meta:object-count="0" meta:page-count="2" meta:paragraph-count="35" meta:word-count="470" meta:character-count="2995"/>
    <dc:date>2025-05-01T20:09:04.31</dc:date>
    <dc:creator>Lefuan </dc:creator>
    <meta:editing-duration>PT1M26S</meta:editing-duration>
    <meta:editing-cycles>1</meta:editing-cycles>
    <meta:generator>OpenOffice/4.1.15$Win32 OpenOffice.org_project/4115m2$Build-9813</meta:generator>
  </office:meta>
</office:document-meta>
</file>